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5.08cm" loext:decorative="fals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5.08cm" loext:decorative="false"/>
      <style:paragraph-properties style:writing-mode="lr-tb"/>
    </style:style>
    <style:style style:name="gr5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5.08cm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1cm" fo:min-width="5.0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5.08cm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08cm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ans" fo:font-size="13pt" fo:font-style="italic" fo:font-weight="bold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52cm" svg:x="11.342cm" svg:y="1.77cm">
          <draw:text-box>
            <text:p>DSS Services content</text:p>
          </draw:text-box>
        </draw:frame>
        <draw:frame draw:style-name="gr2" draw:text-style-name="P1" draw:layer="layout" svg:width="5.08cm" svg:height="3.585cm" svg:x="1.64cm" svg:y="6.268cm">
          <draw:text-box>
            <text:p>Management following</text:p>
            <text:p>Entities:-</text:p>
            <text:p/>
            <text:p>User</text:p>
            <text:p>Role</text:p>
            <text:p>Authority</text:p>
            <text:p/>
          </draw:text-box>
        </draw:frame>
        <draw:custom-shape draw:style-name="gr3" draw:text-style-name="P3" draw:layer="layout" svg:width="5.08cm" svg:height="2.54cm" svg:x="1.64cm" svg:y="3.54cm">
          <text:p text:style-name="P2"><text:span text:style-name="T1">Authentication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4.097cm" svg:x="23.14cm" svg:y="6.213cm">
          <draw:text-box>
            <text:p>Management following</text:p>
            <text:p>entities:-</text:p>
            <text:p/>
            <text:p>Student</text:p>
            <text:p><text:s text:c="3"/>Guardian</text:p>
            <text:p><text:s text:c="2"/>Consent</text:p>
            <text:p/>
            <text:p/>
          </draw:text-box>
        </draw:frame>
        <draw:custom-shape draw:style-name="gr5" draw:text-style-name="P4" draw:layer="layout" svg:width="5.08cm" svg:height="2.54cm" svg:x="23.14cm" svg:y="3.541cm">
          <text:p text:style-name="P2"><text:span text:style-name="T1">Student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08cm" svg:height="3.073cm" svg:x="12.44cm" svg:y="6.326cm">
          <draw:text-box>
            <text:p>Management following</text:p>
            <text:p>Entities:-</text:p>
            <text:p/>
            <text:p>Teachers</text:p>
            <text:p>Courses</text:p>
            <text:p/>
          </draw:text-box>
        </draw:frame>
        <draw:custom-shape draw:style-name="gr7" draw:text-style-name="P4" draw:layer="layout" svg:width="5.08cm" svg:height="2.54cm" svg:x="12.44cm" svg:y="3.542cm">
          <text:p text:style-name="P2"><text:span text:style-name="T1">Teacher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08cm" svg:height="2.561cm" svg:x="12.34cm" svg:y="14.583cm">
          <draw:text-box>
            <text:p>Management following</text:p>
            <text:p>entities:-</text:p>
            <text:p/>
            <text:p>Documents</text:p>
            <text:p/>
          </draw:text-box>
        </draw:frame>
        <draw:custom-shape draw:style-name="gr9" draw:text-style-name="P4" draw:layer="layout" svg:width="5.08cm" svg:height="2.54cm" svg:x="12.34cm" svg:y="11.243cm">
          <text:p text:style-name="P2"><text:span text:style-name="T1">DM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4.097cm" svg:x="7.04cm" svg:y="6.317cm">
          <draw:text-box>
            <text:p>Management following</text:p>
            <text:p>Entities:-</text:p>
            <text:p/>
            <text:p>Schools</text:p>
            <text:p>Classes</text:p>
            <text:p>Addresses</text:p>
            <text:p>Employees</text:p>
            <text:p/>
          </draw:text-box>
        </draw:frame>
        <draw:custom-shape draw:style-name="gr10" draw:text-style-name="P4" draw:layer="layout" svg:width="5.08cm" svg:height="2.54cm" svg:x="7.04cm" svg:y="3.545cm">
          <text:p text:style-name="P2"><text:span text:style-name="T1">School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5.08cm" svg:height="1.537cm" svg:x="6.84cm" svg:y="14.998cm">
          <draw:text-box>
            <text:p>Used as check points </text:p>
            <text:p>for all arrived requests</text:p>
            <text:p/>
          </draw:text-box>
        </draw:frame>
        <draw:custom-shape draw:style-name="gr12" draw:text-style-name="P4" draw:layer="layout" svg:width="5.08cm" svg:height="2.54cm" svg:x="6.84cm" svg:y="11.246cm">
          <text:p text:style-name="P2"><text:span text:style-name="T1">DSS-Gateway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5.08cm" svg:height="2.049cm" svg:x="1.54cm" svg:y="14.743cm">
          <draw:text-box>
            <text:p><text:tab/></text:p>
            <text:p><text:tab/>Management </text:p>
            <text:p><text:tab/>Hole Requests</text:p>
            <text:p/>
          </draw:text-box>
        </draw:frame>
        <draw:custom-shape draw:style-name="gr14" draw:text-style-name="P4" draw:layer="layout" svg:width="5.08cm" svg:height="2.54cm" svg:x="1.54cm" svg:y="11.247cm">
          <text:p text:style-name="P2"><text:span text:style-name="T1">BFF </text:span>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5.08cm" svg:height="2.54cm" svg:x="23.04cm" svg:y="11.243cm">
          <text:p text:style-name="P2"><text:span text:style-name="T1">Academic </text:span>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.08cm" svg:height="2.54cm" svg:x="17.75cm" svg:y="3.5cm">
          <text:p text:style-name="P2"><text:span text:style-name="T1">User </text:span></text:p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08cm" svg:height="2.54cm" svg:x="17.67cm" svg:y="11.25cm">
          <text:p text:style-name="P2"><text:span text:style-name="T1">Discovery </text:span></text:p>
          <text:p text:style-name="P2">Server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4.097cm" svg:x="17.74cm" svg:y="6.214cm">
          <draw:text-box>
            <text:p>Management following</text:p>
            <text:p>entities:-</text:p>
            <text:p/>
            <text:p>Users</text:p>
            <text:p><text:s text:c="2"/>Role</text:p>
            <text:p><text:s text:c="2"/>Permission</text:p>
            <text:p/>
            <text:p/>
          </draw:text-box>
        </draw:frame>
        <draw:frame draw:style-name="gr8" draw:text-style-name="P1" draw:layer="layout" svg:width="5.08cm" svg:height="2.561cm" svg:x="17.64cm" svg:y="14.584cm">
          <draw:text-box>
            <text:p>Use as Discovery Server:-</text:p>
            <text:p/>
            <text:p>Managing all instances</text:p>
            <text:p/>
          </draw:text-box>
        </draw:frame>
        <draw:frame draw:style-name="gr8" draw:text-style-name="P1" draw:layer="layout" svg:width="5.08cm" svg:height="2.797cm" svg:x="23.14cm" svg:y="14.166cm">
          <draw:text-box>
            <text:p>Management following</text:p>
            <text:p>entities:-</text:p>
            <text:p/>
            <text:p>Classe</text:p>
            <text:p>Course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 Narrow" fo:font-family="'Liberation Sans Narrow'" style:font-style-name="Bold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12-06T11:23:59.141067771</dc:date>
    <meta:editing-duration>P1DT5H27M22S</meta:editing-duration>
    <meta:editing-cycles>38</meta:editing-cycles>
    <meta:generator>LibreOffice/24.2.6.2$Linux_X86_64 LibreOffice_project/420$Build-2</meta:generator>
    <meta:document-statistic meta:object-count="21"/>
  </office:meta>
</office:document-meta>
</file>